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4275" officeooo:paragraph-rsid="00054275"/>
    </style:style>
    <style:style style:name="P2" style:family="paragraph" style:parent-style-name="Text_20_body">
      <style:text-properties officeooo:rsid="00054275" officeooo:paragraph-rsid="00054275"/>
    </style:style>
    <style:style style:name="P3" style:family="paragraph" style:parent-style-name="Standard">
      <style:text-properties officeooo:rsid="00054275" officeooo:paragraph-rsid="00054275"/>
    </style:style>
    <style:style style:name="P4" style:family="paragraph" style:parent-style-name="Standard">
      <style:text-properties officeooo:rsid="00092a34" officeooo:paragraph-rsid="00092a34"/>
    </style:style>
    <style:style style:name="P5" style:family="paragraph" style:parent-style-name="Standard">
      <style:text-properties fo:font-size="18pt" style:text-underline-style="solid" style:text-underline-width="auto" style:text-underline-color="font-color" officeooo:rsid="00054275" officeooo:paragraph-rsid="00054275" style:font-size-asian="18pt" style:font-size-complex="18pt"/>
    </style:style>
    <style:style style:name="P6" style:family="paragraph" style:parent-style-name="Standard">
      <style:text-properties fo:font-size="18pt" style:text-underline-style="solid" style:text-underline-width="auto" style:text-underline-color="font-color" officeooo:rsid="0006faad" officeooo:paragraph-rsid="0006faad" style:font-size-asian="18pt" style:font-size-complex="18pt"/>
    </style:style>
    <style:style style:name="P7" style:family="paragraph" style:parent-style-name="Text_20_body" style:list-style-name="L1"/>
    <style:style style:name="P8" style:family="paragraph" style:parent-style-name="Text_20_body">
      <style:text-properties fo:font-size="18pt" style:text-underline-style="solid" style:text-underline-width="auto" style:text-underline-color="font-color" officeooo:rsid="0004b64c" officeooo:paragraph-rsid="0004b64c" style:font-size-asian="18pt" style:font-size-complex="18pt"/>
    </style:style>
    <style:style style:name="P9" style:family="paragraph" style:parent-style-name="Text_20_body">
      <style:text-properties style:text-line-through-style="none" style:text-line-through-type="none" fo:font-size="18pt" style:text-underline-style="solid" style:text-underline-width="auto" style:text-underline-color="font-color" officeooo:rsid="00054275" officeooo:paragraph-rsid="00054275" style:font-size-asian="18pt" style:font-size-complex="18pt"/>
    </style:style>
    <style:style style:name="P10" style:family="paragraph" style:parent-style-name="Text_20_body" style:list-style-name="L1">
      <style:paragraph-properties fo:margin-top="0cm" fo:margin-bottom="0cm" loext:contextual-spacing="false"/>
    </style:style>
    <style:style style:name="T1" style:family="text">
      <style:text-properties officeooo:rsid="0002d9a9"/>
    </style:style>
    <style:style style:name="T2" style:family="text">
      <style:text-properties officeooo:rsid="00044f87"/>
    </style:style>
    <style:style style:name="T3" style:family="text">
      <style:text-properties officeooo:rsid="00089ed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 trabaja con desarrolladores y <text:span text:style-name="T1">fabricantes</text:span> de dispositivos para mantener <text:span text:style-name="T1">el sistema seguro. </text:span>Como resultado, a lo largo de todo su ciclo de vida de desarrollo, Android ha sido objeto de un riguroso programa de seguridad.</text:p>
      <text:p text:style-name="Standard"/>
      <text:p text:style-name="Text_20_body">La base de Android es el kernel de Linux. Como base para un entorno de computación móvil, el kernel de Linux proporciona a Android varias características clave de seguridad, entre ellas: </text:p>
      <text:list xml:id="list2547843763927325584" text:style-name="L1">
        <text:list-item>
          <text:p text:style-name="P10">Un modelo de permisos basado en el usuario </text:p>
        </text:list-item>
        <text:list-item>
          <text:p text:style-name="P10">Aislamiento del proceso </text:p>
        </text:list-item>
        <text:list-item>
          <text:p text:style-name="P10">Mecanismo extensible para IPC seguro </text:p>
        </text:list-item>
        <text:list-item>
          <text:p text:style-name="P7">La capacidad de eliminar partes innecesarias y potencialmente inseguras del núcleo </text:p>
        </text:list-item>
      </text:list>
      <text:p text:style-name="P8">Sandbox</text:p>
      <text:p text:style-name="Text_20_body">Android aprovecha la protección basada <text:span text:style-name="T2">en</text:span> Linux como medio para identificar y aislar los recursos de la aplicación. El sistema Android asigna un ID de usuario único (UID) a cada aplicación de Android y lo ejecuta co<text:span text:style-name="T2">n ese UID</text:span> en un proceso independiente. Este enfoque es diferente de otros sistemas operativos (incluida la configuración tradicional de Linux), donde múltiples aplicaciones se ejecutan con los mismos permisos de usuario. </text:p>
      <text:p text:style-name="Text_20_body">Esto configura un Sandbox de aplicaciones a nivel de kernel. El núcleo hace cumplir la seguridad entre las aplicaciones y el sistema a nivel de proceso a través de instalaciones estándar de Linux, como ID de usuario y de grupo asignadas a las aplicaciones. De forma predeterminada, las aplicaciones no pueden interactuar entre sí y las aplicaciones tienen acceso limitado al sistema operativo. Si la aplicación A intenta hacer algo malicioso como leer los datos de la aplicación B o marcar el teléfono sin permiso (que es una aplicación separada), entonces el sistema operativo protege contra esto porque la aplicación A no tiene los privilegios de usuario adecuados. El sandbox es simple, auditable y basado en la separación de procesos de UNIX al estilo de UNIX a lo largo de la década de procesos y permisos de archivos. </text:p>
      <text:p text:style-name="P9">Seguridad en apps</text:p>
      <text:p text:style-name="Text_20_body">Todas las aplicaciones de Android se ejecutan en un Sandbox de aplicaciones, descrito anteriormente en este documento. De forma predeterminada, una aplicación de Android sólo puede acceder a una gama limitada de recursos del sistema. El sistema gestiona el acceso a aplicaciones de Android a recursos que, si se usan incorrectamente o maliciosamente, podrían afectar negativamente la experiencia del usuario, la red o los datos del dispositivo. </text:p>
      <text:p text:style-name="Text_20_body">Estas restricciones se implementan en una variedad de formas diferentes. Algunas capacidades están restringidas por una falta intencional de API a la funcionalidad sensible (por ejemplo, no hay una API de Android para manipular directamente la tarjeta SIM). En algunos casos, la separación de funciones proporciona una medida de seguridad, como ocurre con el aislamiento de almacenamiento por aplicación. En otras instancias, las API sensibles están destinadas a ser utilizadas por aplicaciones de confianza y protegidas a través de un mecanismo de seguridad conocido como Permisos. </text:p>
      <text:p text:style-name="P5"><text:soft-page-break/>Arranque verificado</text:p>
      <text:p text:style-name="P1"/>
      <text:p text:style-name="P1">Android 4.4 y versiones posteriores admiten el arranque verificado a través de la característica opcional del kernel device-mapper-verity (dm-verity), que proporciona una verificación de integridad transparente de los dispositivos de bloque. Dm-verity ayuda a prevenir rootkits persistentes que pueden contener privilegios de root y comprometer dispositivos. Esta característica ayuda a los usuarios de Android a estar seguros al iniciar un dispositivo en el mismo estado que cuando se utilizó por última vez.</text:p>
      <text:p text:style-name="P1"/>
      <text:p text:style-name="P6">Cifrado</text:p>
      <text:p text:style-name="P1"/>
      <text:p text:style-name="P1">El cifrado es el proceso de codificación de todos los datos de usuario en un dispositivo Android mediante claves de cifrado simétricas. Una vez que se cifra un dispositivo, todos los datos creados por el usuario se cifran automáticamente antes de asignarlos al disco y todas las lecturas descifran automáticamente los datos antes de devolverlos al proceso de llamada. El cifrado garantiza que incluso si una parte no autorizada intenta acceder a los datos, no podrá leerlos.</text:p>
      <text:p text:style-name="P1"/>
      <text:p text:style-name="P6">SElinux</text:p>
      <text:p text:style-name="P2">El modelo de seguridad de Android se basa en parte en el concepto de <text:span text:style-name="T3">sandbox</text:span> de aplicaciones. Cada aplicación se ejecuta en su propi<text:span text:style-name="T3">o</text:span><text:span text:style-name="T3">sandbox</text:span>. Antes de Android 4.3, estos <text:span text:style-name="T3">sanbox</text:span> se definieron mediante la creación de un UID Linux único para cada aplicación en el momento de la instalación. A partir de Android 4.3, Security-Enhanced Linux (SELinux) se utiliza para definir aún más los límites de<text:span text:style-name="T3">l sandbox d</text:span>e aplicaciones de Android. </text:p>
      <text:p text:style-name="Text_20_body">Como parte <text:span text:style-name="T3">modelo de seguridad de Android</text:span>, <text:span text:style-name="T3">se</text:span> utiliza SELinux para hacer cumplir el control de acceso obligatorio (MAC) sobre todos los procesos, incluso procesos que se ejecutan con privilegios de root / superusuario (también conocido como capacidades de Linux). SELinux mejora la seguridad de Android limitando procesos privilegiados y automatizando la creación de políticas de segurida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https://source.android.com/security/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9:09:49.732092692</meta:creation-date>
    <dc:date>2017-01-08T02:14:43.935197410</dc:date>
    <meta:editing-duration>PT6M58S</meta:editing-duration>
    <meta:editing-cycles>3</meta:editing-cycles>
    <meta:generator>LibreOffice/5.1.6.2.0$Linux_X86_64 LibreOffice_project/10m0$Build-2</meta:generator>
    <meta:document-statistic meta:table-count="0" meta:image-count="0" meta:object-count="0" meta:page-count="2" meta:paragraph-count="20" meta:word-count="744" meta:character-count="4801" meta:non-whitespace-character-count="4070"/>
  </office:meta>
</office:document-meta>
</file>